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e35f3" officeooo:paragraph-rsid="001e35f3" style:font-weight-asian="bold" style:font-weight-complex="bold"/>
    </style:style>
    <style:style style:name="P2" style:family="paragraph" style:parent-style-name="Standard">
      <style:text-properties fo:font-size="14pt" fo:font-weight="bold" officeooo:rsid="001c218a" officeooo:paragraph-rsid="001c218a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rsid="001cf921" officeooo:paragraph-rsid="001e35f3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227729" officeooo:paragraph-rsid="00227729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23c2a2" officeooo:paragraph-rsid="0023c2a2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fo:font-weight="normal" officeooo:rsid="0023c2a2" officeooo:paragraph-rsid="0023c2a2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fo:font-weight="normal" officeooo:rsid="002793f4" officeooo:paragraph-rsid="002793f4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Liberation Serif" fo:font-size="14pt" fo:font-weight="normal" officeooo:rsid="0027cd23" officeooo:paragraph-rsid="0027cd23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Liberation Serif" fo:font-size="14pt" fo:font-weight="normal" officeooo:rsid="0027cd23" officeooo:paragraph-rsid="002beb8b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Liberation Serif" fo:font-size="14pt" fo:font-weight="normal" officeooo:rsid="002de463" officeooo:paragraph-rsid="002de463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Liberation Serif" fo:font-size="14pt" fo:font-weight="normal" officeooo:rsid="00301396" officeooo:paragraph-rsid="00301396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Liberation Serif" fo:font-size="14pt" fo:font-weight="normal" officeooo:rsid="002c699b" officeooo:paragraph-rsid="002c699b" style:font-size-asian="14pt" style:font-weight-asian="normal" style:font-size-complex="14pt" style:font-weight-complex="normal"/>
    </style:style>
    <style:style style:name="P13" style:family="paragraph" style:parent-style-name="Standard">
      <style:text-properties style:font-name="Liberation Serif" fo:font-size="14pt" fo:font-weight="normal" officeooo:rsid="00334df5" officeooo:paragraph-rsid="00334df5" style:font-size-asian="14pt" style:font-weight-asian="normal" style:font-size-complex="14pt" style:font-weight-complex="normal"/>
    </style:style>
    <style:style style:name="P14" style:family="paragraph" style:parent-style-name="Standard">
      <style:text-properties style:font-name="Liberation Serif" fo:font-size="14pt" fo:font-weight="bold" officeooo:rsid="002793f4" officeooo:paragraph-rsid="002793f4" style:font-size-asian="14pt" style:font-weight-asian="bold" style:font-size-complex="14pt" style:font-weight-complex="bold"/>
    </style:style>
    <style:style style:name="P15" style:family="paragraph" style:parent-style-name="Standard">
      <style:text-properties style:font-name="Liberation Serif" fo:font-size="14pt" fo:font-weight="bold" officeooo:rsid="0027cd23" officeooo:paragraph-rsid="0027cd23" style:font-size-asian="14pt" style:font-weight-asian="bold" style:font-size-complex="14pt" style:font-weight-complex="bold"/>
    </style:style>
    <style:style style:name="P16" style:family="paragraph" style:parent-style-name="Standard">
      <style:text-properties style:font-name="Liberation Serif" fo:font-size="14pt" fo:font-weight="bold" officeooo:rsid="002c699b" officeooo:paragraph-rsid="002c699b" style:font-size-asian="14pt" style:font-weight-asian="bold" style:font-size-complex="14pt" style:font-weight-complex="bold"/>
    </style:style>
    <style:style style:name="P17" style:family="paragraph" style:parent-style-name="Standard">
      <style:text-properties style:font-name="Liberation Serif" fo:font-size="14pt" fo:font-weight="bold" officeooo:rsid="002de463" officeooo:paragraph-rsid="002de463" style:font-size-asian="14pt" style:font-weight-asian="bold" style:font-size-complex="14pt" style:font-weight-complex="bold"/>
    </style:style>
    <style:style style:name="P18" style:family="paragraph" style:parent-style-name="Standard">
      <style:text-properties style:font-name="Liberation Serif" fo:font-size="14pt" fo:font-weight="bold" officeooo:rsid="00301396" officeooo:paragraph-rsid="00301396" style:font-size-asian="14pt" style:font-weight-asian="bold" style:font-size-complex="14pt" style:font-weight-complex="bold"/>
    </style:style>
    <style:style style:name="P19" style:family="paragraph" style:parent-style-name="Standard">
      <style:text-properties style:font-name="Liberation Serif" fo:font-size="14pt" fo:font-weight="bold" officeooo:rsid="0030805b" officeooo:paragraph-rsid="0030805b" style:font-size-asian="14pt" style:font-weight-asian="bold" style:font-size-complex="14pt" style:font-weight-complex="bold"/>
    </style:style>
    <style:style style:name="P20" style:family="paragraph" style:parent-style-name="Standard">
      <style:text-properties style:font-name="Liberation Serif" fo:font-size="14pt" fo:font-weight="bold" officeooo:rsid="003426f4" officeooo:paragraph-rsid="003426f4" style:font-size-asian="14pt" style:font-weight-asian="bold" style:font-size-complex="14pt" style:font-weight-complex="bold"/>
    </style:style>
    <style:style style:name="P21" style:family="paragraph" style:parent-style-name="Default_7e_LT_7e_Gliederung_20_1">
      <style:paragraph-properties fo:line-height="100%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3c2a2" officeooo:paragraph-rsid="0023c2a2" style:letter-kerning="true" style:font-size-asian="14pt" style:font-style-asian="normal" style:font-weight-asian="normal" style:font-size-complex="14pt" style:font-weight-complex="normal" style:text-emphasize="none"/>
    </style:style>
    <style:style style:name="P22" style:family="paragraph" style:parent-style-name="Default_7e_LT_7e_Gliederung_20_1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793f4" officeooo:paragraph-rsid="002793f4" style:letter-kerning="true" style:font-size-asian="14pt" style:font-style-asian="normal" style:font-weight-asian="normal" style:font-size-complex="14pt" style:font-weight-complex="normal" style:text-emphasize="none"/>
    </style:style>
    <style:style style:name="P23" style:family="paragraph" style:parent-style-name="Default_7e_LT_7e_Gliederung_20_1"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c699b" officeooo:paragraph-rsid="002c699b" style:letter-kerning="true" style:font-size-asian="14pt" style:font-style-asian="normal" style:font-weight-asian="normal" style:font-size-complex="14pt" style:font-weight-complex="bold" style:text-emphasize="none"/>
    </style:style>
    <style:style style:name="P24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25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officeooo:rsid="0025d877" officeooo:paragraph-rsid="0025d877" style:letter-kerning="true" style:font-size-asian="14pt" style:font-style-asian="normal" style:font-weight-asian="normal" style:font-size-complex="14pt" style:font-weight-complex="normal" style:text-emphasize="none"/>
    </style:style>
    <style:style style:name="P26" style:family="paragraph" style:parent-style-name="Standard">
      <style:text-properties fo:font-size="14pt" fo:font-weight="normal" officeooo:rsid="00210868" officeooo:paragraph-rsid="00210868" style:font-size-asian="14pt" style:font-weight-asian="normal" style:font-size-complex="14pt" style:font-weight-complex="normal"/>
    </style:style>
    <style:style style:name="P27" style:family="paragraph" style:parent-style-name="Standard" style:list-style-name="L1">
      <style:paragraph-properties fo:text-align="justify" style:justify-single-word="false"/>
      <style:text-properties fo:font-size="14pt" fo:font-weight="normal" officeooo:rsid="00210868" officeooo:paragraph-rsid="00210868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text-properties fo:font-size="14pt" fo:font-weight="normal" officeooo:rsid="0023c2a2" officeooo:paragraph-rsid="0023c2a2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font-weight="normal" officeooo:rsid="003ad20c" officeooo:paragraph-rsid="003ad20c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font-weight="bold" officeooo:rsid="00227729" officeooo:paragraph-rsid="00227729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3ad20c" officeooo:paragraph-rsid="003ad20c" style:font-size-asian="14pt" style:font-weight-asian="bold" style:font-size-complex="14pt" style:font-weight-complex="bold"/>
    </style:style>
    <style:style style:name="P32" style:family="paragraph" style:parent-style-name="Standard" style:list-style-name="L2">
      <style:text-properties fo:font-weight="normal" officeooo:rsid="0023c2a2" officeooo:paragraph-rsid="0023c2a2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weight="normal" officeooo:rsid="001e35f3" officeooo:paragraph-rsid="001e35f3" style:font-weight-asian="normal" style:font-weight-complex="normal"/>
    </style:style>
    <style:style style:name="P34" style:family="paragraph" style:parent-style-name="Standard">
      <style:text-properties style:font-name="Liberation Serif" fo:font-size="14pt" fo:font-weight="normal" officeooo:rsid="0027cd23" officeooo:paragraph-rsid="002beb8b" style:font-size-asian="14pt" style:font-weight-asian="normal" style:font-size-complex="14pt" style:font-weight-complex="normal"/>
    </style:style>
    <style:style style:name="P35" style:family="paragraph" style:parent-style-name="Standard">
      <style:text-properties style:font-name="Liberation Serif" fo:font-size="14pt" fo:font-weight="bold" officeooo:rsid="003426f4" officeooo:paragraph-rsid="003426f4" style:font-size-asian="14pt" style:font-weight-asian="bold" style:font-size-complex="14pt" style:font-weight-complex="bold"/>
    </style:style>
    <style:style style:name="P36" style:family="paragraph" style:parent-style-name="Standard" style:list-style-name="L6">
      <style:text-properties style:font-name="Liberation Serif" fo:font-size="14pt" fo:font-weight="bold" officeooo:rsid="0027cd23" officeooo:paragraph-rsid="003426f4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Liberation Serif" fo:font-size="14pt" officeooo:paragraph-rsid="001e35f3" style:font-size-asian="14pt" style:font-size-complex="14pt"/>
    </style:style>
    <style:style style:name="P38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officeooo:paragraph-rsid="0025d877" style:letter-kerning="true" style:font-size-asian="14pt" style:font-style-asian="normal" style:font-weight-asian="bold" style:font-size-complex="14pt" style:text-emphasize="none"/>
    </style:style>
    <style:style style:name="P39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start" style:justify-single-word="false" fo:text-indent="0cm" style:auto-text-indent="false"/>
      <style:text-properties fo:font-size="12pt" style:font-size-asian="12pt" style:font-size-complex="12pt"/>
    </style:style>
    <style:style style:name="P40" style:family="paragraph" style:parent-style-name="Default_7e_LT_7e_Gliederung_20_1">
      <style:paragraph-properties fo:margin-left="0cm" fo:margin-right="0cm" fo:margin-top="0.499cm" fo:margin-bottom="0cm" loext:contextual-spacing="false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41" style:family="paragraph" style:parent-style-name="Default_7e_LT_7e_Gliederung_20_1">
      <style:text-properties fo:font-size="12pt" fo:font-weight="normal" officeooo:rsid="003ad20c" officeooo:paragraph-rsid="003ad20c" style:font-size-asian="12pt" style:font-weight-asian="normal" style:font-size-complex="12pt" style:font-weight-complex="normal"/>
    </style:style>
    <style:style style:name="P42" style:family="paragraph" style:parent-style-name="Default_7e_LT_7e_Gliederung_20_1">
      <style:paragraph-properties fo:line-height="100%" fo:text-align="justify" style:justify-single-word="false"/>
      <style:text-properties style:font-name="Liberation Serif" fo:font-size="14pt" fo:font-weight="normal" officeooo:rsid="003426f4" officeooo:paragraph-rsid="003426f4" style:font-size-asian="14pt" style:font-weight-asian="normal" style:font-size-complex="14pt" style:font-weight-complex="normal"/>
    </style:style>
    <style:style style:name="P43" style:family="paragraph" style:parent-style-name="Default_7e_LT_7e_Gliederung_20_1" style:list-style-name="L9">
      <style:paragraph-properties fo:margin-top="0.499cm" fo:margin-bottom="0cm" loext:contextual-spacing="false" fo:line-height="100%" fo:text-align="start" style:justify-single-word="false"/>
      <style:text-properties style:font-name="Liberation Serif" fo:font-size="14pt" style:font-size-asian="14pt" style:font-size-complex="14pt"/>
    </style:style>
    <style:style style:name="P44" style:family="paragraph" style:parent-style-name="Default_7e_LT_7e_Gliederung_20_1" style:list-style-name="L9">
      <style:paragraph-properties fo:margin-top="0.499cm" fo:margin-bottom="0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45" style:family="paragraph" style:parent-style-name="Default_7e_LT_7e_Gliederung_20_1" style:list-style-name="L10">
      <style:paragraph-properties fo:margin-top="0.499cm" fo:margin-bottom="0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46" style:family="paragraph" style:parent-style-name="Default_7e_LT_7e_Gliederung_20_1" style:list-style-name="L11">
      <style:paragraph-properties fo:margin-top="0.499cm" fo:margin-bottom="0cm" loext:contextual-spacing="false" fo:line-height="100%" fo:text-align="justify" style:justify-single-word="false"/>
      <style:text-properties fo:color="#000000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47" style:family="paragraph" style:parent-style-name="Default_7e_LT_7e_Gliederung_20_1" style:list-style-name="L10">
      <style:paragraph-properties fo:margin-top="0.499cm" fo:margin-bottom="0cm" loext:contextual-spacing="false" fo:line-height="100%" fo:text-align="justify" style:justify-single-word="false"/>
      <style:text-properties fo:font-size="14pt" style:font-size-asian="14pt" style:font-size-complex="14pt"/>
    </style:style>
    <style:style style:name="P48" style:family="paragraph" style:parent-style-name="Default_7e_LT_7e_Gliederung_20_1" style:list-style-name="L11">
      <style:paragraph-properties fo:margin-top="0.499cm" fo:margin-bottom="0cm" loext:contextual-spacing="false" fo:line-height="100%" fo:text-align="justify" style:justify-single-word="false"/>
      <style:text-properties fo:font-size="14pt" style:font-size-asian="14pt" style:font-size-complex="14pt"/>
    </style:style>
    <style:style style:name="P49" style:family="paragraph" style:parent-style-name="Default_7e_LT_7e_Gliederung_20_1" style:list-style-name="L12">
      <style:paragraph-properties fo:margin-top="0.499cm" fo:margin-bottom="0cm" loext:contextual-spacing="false" fo:line-height="100%" fo:text-align="start" style:justify-single-word="false"/>
      <style:text-properties fo:font-size="12pt" style:font-size-asian="12pt" style:font-size-complex="12pt"/>
    </style:style>
    <style:style style:name="P50" style:family="paragraph" style:parent-style-name="Default_7e_LT_7e_Gliederung_20_2" style:list-style-name="L4">
      <style:paragraph-properties fo:margin-top="0.4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1" style:family="text"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T2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fo:font-style="normal" fo:text-shadow="none" style:text-underline-style="none" fo:font-weight="normal" officeooo:rsid="0027c029" style:letter-kerning="true" style:font-style-asian="normal" style:font-weight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style:letter-kerning="tru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FreeSans" fo:font-style="normal" fo:text-shadow="none" style:text-underline-style="none" style:letter-kerning="true" style:font-style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FreeSans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font-size="24pt" fo:font-style="normal" fo:text-shadow="none" style:text-underline-style="none" style:letter-kerning="true" style:font-size-asian="24pt" style:font-style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style:letter-kerning="true" style:font-style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fo:font-weight="normal" style:letter-kerning="true" style:font-style-asian="normal" style:font-weight-asian="normal" style:text-emphasize="none"/>
    </style:style>
    <style:style style:name="T13" style:family="text">
      <style:text-properties fo:font-weight="normal" style:font-weight-asian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218a" style:font-weight-asian="normal" style:font-weight-complex="normal"/>
    </style:style>
    <style:style style:name="T16" style:family="text">
      <style:text-properties fo:font-weight="normal" officeooo:rsid="001cf921" style:font-weight-asian="normal" style:font-weight-complex="normal"/>
    </style:style>
    <style:style style:name="T17" style:family="text">
      <style:text-properties fo:font-size="14pt" fo:font-weight="normal" officeooo:rsid="001c218a" style:font-size-asian="14pt" style:font-weight-asian="normal" style:font-size-complex="14pt" style:font-weight-complex="normal"/>
    </style:style>
    <style:style style:name="T18" style:family="text">
      <style:text-properties fo:font-size="14pt" fo:font-weight="normal" officeooo:rsid="001cf921" style:font-size-asian="14pt" style:font-weight-asian="normal" style:font-size-complex="14pt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1cf921" style:font-size-asian="14pt" style:font-size-complex="14pt"/>
    </style:style>
    <style:style style:name="T21" style:family="text">
      <style:text-properties fo:font-size="14pt" officeooo:rsid="001f3e58" style:font-size-asian="14pt" style:font-size-complex="14pt"/>
    </style:style>
    <style:style style:name="T22" style:family="text">
      <style:text-properties fo:font-size="14pt" officeooo:rsid="00202fcd" style:font-size-asian="14pt" style:font-size-complex="14pt"/>
    </style:style>
    <style:style style:name="T23" style:family="text">
      <style:text-properties fo:font-size="14pt" officeooo:rsid="00210868" style:font-size-asian="14pt" style:font-size-complex="14pt"/>
    </style:style>
    <style:style style:name="T24" style:family="text">
      <style:text-properties fo:font-size="14pt" officeooo:rsid="00227729" style:font-size-asian="14pt" style:font-size-complex="14pt"/>
    </style:style>
    <style:style style:name="T25" style:family="text">
      <style:text-properties officeooo:rsid="0024811c"/>
    </style:style>
    <style:style style:name="T26" style:family="text">
      <style:text-properties officeooo:rsid="0027e3cc"/>
    </style:style>
    <style:style style:name="T27" style:family="text">
      <style:text-properties officeooo:rsid="002ab801"/>
    </style:style>
    <style:style style:name="T28" style:family="text">
      <style:text-properties officeooo:rsid="002beb8b"/>
    </style:style>
    <style:style style:name="T29" style:family="text">
      <style:text-properties officeooo:rsid="00334df5"/>
    </style:style>
    <style:style style:name="T30" style:family="text">
      <style:text-properties officeooo:rsid="003c4932" style:font-weight-complex="bold"/>
    </style:style>
    <style:style style:name="T31" style:family="text">
      <style:text-properties officeooo:rsid="0025d877" style:font-weight-complex="bold"/>
    </style:style>
    <style:style style:name="T32" style:family="text">
      <style:text-properties officeooo:rsid="003e7285" style:font-weight-complex="bold"/>
    </style:style>
    <style:style style:name="T33" style:family="text">
      <style:text-properties officeooo:rsid="0038f05d"/>
    </style:style>
    <style:style style:name="T34" style:family="text">
      <style:text-properties officeooo:rsid="003c4932"/>
    </style:style>
    <style:style style:name="T35" style:family="text">
      <style:text-properties officeooo:rsid="003cb75f"/>
    </style:style>
    <style:style style:name="T36" style:family="text">
      <style:text-properties officeooo:rsid="003e7285"/>
    </style:style>
    <style:style style:name="T37" style:family="text">
      <style:text-properties officeooo:rsid="0040fe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2cm" fo:text-indent="-0.635cm" fo:margin-left="1.39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148cm" fo:text-indent="-0.635cm" fo:margin-left="2.14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83cm" fo:text-indent="-0.635cm" fo:margin-left="2.78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418cm" fo:text-indent="-0.635cm" fo:margin-left="3.41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053cm" fo:text-indent="-0.635cm" fo:margin-left="4.05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688cm" fo:text-indent="-0.635cm" fo:margin-left="4.68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323cm" fo:text-indent="-0.635cm" fo:margin-left="5.32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958cm" fo:text-indent="-0.635cm" fo:margin-left="5.9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593cm" fo:text-indent="-0.635cm" fo:margin-left="6.59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228cm" fo:text-indent="-0.635cm" fo:margin-left="7.22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863cm" fo:text-indent="-0.635cm" fo:margin-left="7.863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6cm" fo:text-indent="-0.635cm" fo:margin-left="2.10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1cm" fo:text-indent="-0.635cm" fo:margin-left="2.7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76cm" fo:text-indent="-0.635cm" fo:margin-left="3.3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1cm" fo:text-indent="-0.635cm" fo:margin-left="4.0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46cm" fo:text-indent="-0.635cm" fo:margin-left="4.6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1cm" fo:text-indent="-0.635cm" fo:margin-left="5.2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16cm" fo:text-indent="-0.635cm" fo:margin-left="5.9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1cm" fo:text-indent="-0.635cm" fo:margin-left="6.5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86cm" fo:text-indent="-0.635cm" fo:margin-left="7.1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821cm" fo:text-indent="-0.635cm" fo:margin-left="7.82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 слайд </text:p>
      <text:p text:style-name="P37"><text:span text:style-name="T15">Здраствуйте уважаемые члены аттестационной комиссии. </text:span><text:span text:style-name="T16">Позвольте представить тему моей выпускной работы - «</text:span><text:span text:style-name="T3">Разработка системы контроля сетевыми устройствами на основе простого протокола управления сетями </text:span><text:span text:style-name="T16">»</text:span></text:p>
      <text:p text:style-name="P3"/>
      <text:p text:style-name="P1"><text:span text:style-name="T20">2 </text:span><text:span text:style-name="T19">слайд</text:span></text:p>
      <text:p text:style-name="P33"><text:span text:style-name="T19"><text:tab/>Целью работы данной работы является системы для упрощенного мониторанга локальной вычислительной сети про Simple network menegment protocol </text:span><text:span text:style-name="T22">3 версии</text:span><text:span text:style-name="T19">, </text:span><text:span text:style-name="T21">сокрощенно </text:span><text:span text:style-name="T19">SNMP</text:span><text:span text:style-name="T22">v3</text:span><text:span text:style-name="T19">.</text:span></text:p>
      <text:p text:style-name="P33"><text:span text:style-name="T19"><text:tab/></text:span><text:span text:style-name="T23">Данная система состоит из двух приложений: </text:span></text:p>
      <text:list xml:id="list1493943753885277069" text:style-name="L1">
        <text:list-item>
          <text:list>
            <text:list-item>
              <text:p text:style-name="P27"><text:s/>Программа работающяя в фоновом режиме для опроса устройств;</text:p>
            </text:list-item>
            <text:list-item>
              <text:p text:style-name="P27">Web интерфейс предоставляющий интерактивный способ взаимодействия с полученными данными.</text:p>
            </text:list-item>
          </text:list>
        </text:list-item>
      </text:list>
      <text:p text:style-name="P26"/>
      <text:p text:style-name="P26"/>
      <text:p text:style-name="P30">3 слайд</text:p>
      <text:p text:style-name="P30"/>
      <text:p text:style-name="P29">Среды применения.</text:p>
      <text:p text:style-name="P41"><text:span text:style-name="T11">Данная система позволит <text:s/>удаленно просматривать такие параметры узлов как: </text:span></text:p>
      <text:list xml:id="list2513196799249512992" text:style-name="L12">
        <text:list-item>
          <text:p text:style-name="P49"><text:span text:style-name="T12">Свободная память;</text:span></text:p>
        </text:list-item>
        <text:list-item>
          <text:p text:style-name="P49"><text:span text:style-name="T12"><text:s/>Загрузка CPU;</text:span></text:p>
        </text:list-item>
        <text:list-item>
          <text:p text:style-name="P49"><text:span text:style-name="T12"><text:s/>Значения датчиков, такие как температура;</text:span></text:p>
        </text:list-item>
        <text:list-item>
          <text:p text:style-name="P49"><text:span text:style-name="T12"><text:s/>Версия ОС;</text:span></text:p>
        </text:list-item>
        <text:list-item>
          <text:p text:style-name="P49"><text:span text:style-name="T12"><text:s/>Занятое пространство на диске;</text:span></text:p>
        </text:list-item>
        <text:list-item>
          <text:p text:style-name="P49"><text:span text:style-name="T12">Просматривать сообщения о сбоях.</text:span></text:p>
        </text:list-item>
      </text:list>
      <text:p text:style-name="P39"><text:span text:style-name="T12"><text:s text:c="4"/>Так же в набор узлов могут входить любые устройства, поддерживающие SNMPv3, такие как кондиционеры, электронные замки, маршутезаторы, модемы. </text:span></text:p>
      <text:p text:style-name="P29"/>
      <text:p text:style-name="P31">4 слайд</text:p>
      <text:p text:style-name="P4">К системе были введены следующие требования:</text:p>
      <text:list xml:id="list3961673172054354856" text:style-name="L2">
        <text:list-item>
          <text:p text:style-name="P32">Логирование;</text:p>
        </text:list-item>
        <text:list-item>
          <text:p text:style-name="P32">Единая база;</text:p>
        </text:list-item>
        <text:list-item>
          <text:p text:style-name="P32">Авторизация пользователей;</text:p>
        </text:list-item>
        <text:list-item>
          <text:p text:style-name="P32">Зашифрованная передача данных <text:s/><text:span text:style-name="T25">SNMP v3;</text:span></text:p>
        </text:list-item>
        <text:list-item>
          <text:p text:style-name="P32">Валидация входных данных;</text:p>
        </text:list-item>
        <text:list-item>
          <text:p text:style-name="P32">кол-во устройств не менее 1000;</text:p>
        </text:list-item>
        <text:list-item>
          <text:p text:style-name="P32">Возможность создания отдельных запросов к устройствам;</text:p>
        </text:list-item>
        <text:list-item>
          <text:p text:style-name="P32">Подключение по TCP/IP;</text:p>
        </text:list-item>
        <text:list-item>
          <text:p text:style-name="P32"><text:span text:style-name="T24">W</text:span><text:span text:style-name="T19">EB интерфейс должен поддерживать графический способ отображения данных, если это возможно;</text:span></text:p>
        </text:list-item>
        <text:list-item>
          <text:p text:style-name="P28"><text:soft-page-break/><text:s/>Упрощенный поиск по данным, для быстрого анализа. </text:p>
        </text:list-item>
      </text:list>
      <text:p text:style-name="P5"/>
      <text:p text:style-name="P38"><text:span text:style-name="T32">5</text:span><text:span text:style-name="T31"> слайд </text:span></text:p>
      <text:p text:style-name="P25">Перед началом разработки было составлено представление о взаимодействии пользователя и системы. </text:p>
      <text:p text:style-name="P6"/>
      <text:p text:style-name="P14"><text:span text:style-name="T36">6</text:span> слайд </text:p>
      <text:p text:style-name="P22">Демон, он же фоновый процесс, имеет следующие функциональные возможности: </text:p>
      <text:list xml:id="list4020775625501245890" text:style-name="L9">
        <text:list-item>
          <text:p text:style-name="P43"><text:span text:style-name="T3">Чтение из базы данных данных об устройствах </text:span><text:span text:style-name="T4">и их инициализация</text:span><text:span text:style-name="T3">;</text:span></text:p>
        </text:list-item>
        <text:list-item>
          <text:p text:style-name="P44"><text:s text:c="2"/>Ведение журнала событий;</text:p>
        </text:list-item>
        <text:list-item>
          <text:p text:style-name="P44"><text:s/>CLI для взаимодействия с пользователем по протоколоу TCP/IP;</text:p>
        </text:list-item>
        <text:list-item>
          <text:p text:style-name="P44"><text:s/>Асинхронный менеджер для опроса устройств;</text:p>
        </text:list-item>
        <text:list-item>
          <text:p text:style-name="P44">Обработка и хранение данных. </text:p>
        </text:list-item>
      </text:list>
      <text:p text:style-name="P7"/>
      <text:p text:style-name="P15"><text:span text:style-name="T36">7</text:span> слайд</text:p>
      <text:p text:style-name="P8">На данном слайде представлена архитектура демона. При его <text:span text:style-name="T33">реализации </text:span><text:s/><text:span text:style-name="T26">были использованы <text:s/>DAO и ORM, и другие приемы проектирования.</text:span></text:p>
      <text:p text:style-name="P8"><text:s/></text:p>
      <text:p text:style-name="P15"><text:s/><text:span text:style-name="T36">8 слайд</text:span></text:p>
      <text:p text:style-name="P9">На данном слайде представлен<text:span text:style-name="T28">о взаимодействие с демоном через CLI при помощи системной утилиты nc. </text:span></text:p>
      <text:p text:style-name="P9"/>
      <text:p text:style-name="P9"/>
      <text:p text:style-name="P9"/>
      <text:p text:style-name="P16"><text:s/><text:span text:style-name="T36">9</text:span> слайд </text:p>
      <text:p text:style-name="P23"><text:s/>В отличии от CLI Web интерфей предоставляет интерактивный способ взаимодействия с данными. Так же в функциональные возможности входит: </text:p>
      <text:list xml:id="list5000291133168651311" text:style-name="L4">
        <text:list-item>
          <text:p text:style-name="P50"><text:s/>Опрос отдельных узлов ЛВС по отдельным параметрам;</text:p>
        </text:list-item>
        <text:list-item>
          <text:p text:style-name="P50"><text:s/>Управление данными об устройствах;</text:p>
        </text:list-item>
        <text:list-item>
          <text:p text:style-name="P50"><text:s/>Генерация отчетов об устройстве по протоколу SNMP v3;</text:p>
        </text:list-item>
        <text:list-item>
          <text:p text:style-name="P50">Возможность графического отображения отчетов.</text:p>
        </text:list-item>
      </text:list>
      <text:p text:style-name="P16"/>
      <text:p text:style-name="P16">1<text:span text:style-name="T36">0</text:span> слайд <text:line-break/><text:soft-page-break/><text:span text:style-name="T14">На данном слайде представлен процесс создания нового устройства в системе. </text:span></text:p>
      <text:p text:style-name="P12">Как устройство содержит различные аттрибуты для инициализации. </text:p>
      <text:p text:style-name="P12"/>
      <text:p text:style-name="P17">1<text:span text:style-name="T36">1</text:span> слайд</text:p>
      <text:p text:style-name="P10">Oid — это индетификатор объекта в устройстве. Каждое устройство может иметь множество объектов.</text:p>
      <text:p text:style-name="P10"/>
      <text:p text:style-name="P18">1<text:span text:style-name="T36">2</text:span> слайд</text:p>
      <text:p text:style-name="P11"><text:s/>Упрощенный поиск и результат в виде графика. Как видно поиск происходит по <text:s/>oid и времени. На графике можно видеть шкалу времени и шкалу единиц. Для каждого oid этот параметр имеет свое обозначение, которые можно узнать из документации к устройству. </text:p>
      <text:p text:style-name="P20"/>
      <text:p text:style-name="P20">1<text:span text:style-name="T36">3</text:span> слайд</text:p>
      <text:p text:style-name="P42"><text:span text:style-name="T5">В процессе написания данной системы были решены </text:span><text:span text:style-name="T7">следующие подзадачи: </text:span></text:p>
      <text:list xml:id="list8313156090718745604" text:style-name="L10">
        <text:list-item>
          <text:p text:style-name="P47"><text:span text:style-name="T6">Определен необходимы функционал разрабатываемой </text:span><text:span text:style-name="T8">системы;</text:span></text:p>
        </text:list-item>
        <text:list-item>
          <text:p text:style-name="P45">Спроектирована база данных;</text:p>
        </text:list-item>
        <text:list-item>
          <text:p text:style-name="P45">Разработана фоновая программа для сбора статистики;</text:p>
        </text:list-item>
        <text:list-item>
          <text:p text:style-name="P45">Разработано Web приложение.</text:p>
        </text:list-item>
      </text:list>
      <text:p text:style-name="P40"><text:span text:style-name="T6">Внедрение системы автоматизированного сбора статистики </text:span><text:span text:style-name="T8">дало следующие плюсы: </text:span></text:p>
      <text:list xml:id="list95240306752467032" text:style-name="L11">
        <text:list-item>
          <text:p text:style-name="P46">Удаленный доступ для просмотра состояния устройств;</text:p>
        </text:list-item>
        <text:list-item>
          <text:p text:style-name="P46">Упрощенный интерфейс для анализа данных;</text:p>
        </text:list-item>
        <text:list-item>
          <text:p text:style-name="P48"><text:span text:style-name="T6">Минимизация человеческого ресурса для сбора </text:span><text:span text:style-name="T8">необходимых данных. </text:span></text:p>
        </text:list-item>
      </text:list>
      <text:list xml:id="list5882414216559656376" text:style-name="L6">
        <text:list-header>
          <text:p text:style-name="P3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Arial" svg:font-family="Arial" style:font-family-generic="roman" style:font-pitch="variable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" svg:font-family="Mangal" style:font-family-generic="roman" style:font-pitch="variable"/>
    <style:font-face style:name="OpenSymbol1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ullet_20_Symbols_5f_text" style:display-name="Bullet Symbols_text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, 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is </meta:initial-creator>
    <meta:creation-date>2015-06-04T12:15:20.206498172</meta:creation-date>
    <meta:generator>LibreOffice/4.4.3.2$Linux_X86_64 LibreOffice_project/40m0$Build-2</meta:generator>
    <dc:date>2015-06-15T07:21:13.668312681</dc:date>
    <dc:creator>Denis </dc:creator>
    <meta:editing-duration>PT1H54M2S</meta:editing-duration>
    <meta:editing-cycles>41</meta:editing-cycles>
    <meta:document-statistic meta:table-count="0" meta:image-count="0" meta:object-count="0" meta:page-count="3" meta:paragraph-count="66" meta:word-count="471" meta:character-count="3418" meta:non-whitespace-character-count="2996"/>
  </office:meta>
</office:document-meta>
</file>